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3" svg:font-family="'Noto Sans CJK TC Light'" style:font-family-generic="swiss"/>
    <style:font-face style:name="Noto Sans CJK TC Light4" svg:font-family="'Noto Sans CJK TC Light'" style:font-adornments="标准" style:font-family-generic="swiss"/>
    <style:font-face style:name="Courier 10 Pitch1" svg:font-family="'Courier 10 Pitch'" style:font-pitch="fixed"/>
    <style:font-face style:name="Courier 10 Pitch" svg:font-family="'Courier 10 Pitch'" style:font-adornments="标准" style:font-pitch="fixed"/>
    <style:font-face style:name="FreeMono1" svg:font-family="FreeMono" style:font-adornments="标准" style:font-pitch="fixed"/>
    <style:font-face style:name="Noto Mono4" svg:font-family="'Noto Mono'" style:font-adornments="标准" style:font-pitch="fixed"/>
    <style:font-face style:name="FreeMono5" svg:font-family="FreeMono" style:font-adornments="标准" style:font-family-generic="modern" style:font-pitch="fixed"/>
    <style:font-face style:name="Noto Mono6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FreeMono" svg:font-family="FreeMono" style:font-adornments="标准" style:font-family-generic="swiss" style:font-pitch="fixed"/>
    <style:font-face style:name="Noto Mono5" svg:font-family="'Noto Mono'" style:font-adornments="标准" style:font-family-generic="swiss" style:font-pitch="fixed"/>
    <style:font-face style:name="Noto Sans CJK TC Light2" svg:font-family="'Noto Sans CJK TC Light'" style:font-adornments="标准" style:font-family-generic="swiss" style:font-pitch="fixed"/>
    <style:font-face style:name="微软雅黑 Light1" svg:font-family="'微软雅黑 Light'" style:font-adornments="标准" style:font-family-generic="swiss" style:font-pitch="fixed"/>
    <style:font-face style:name="Courier 10 Pitch2" svg:font-family="'Courier 10 Pitch'" style:font-adornments="标准" style:font-pitch="variable"/>
    <style:font-face style:name="微软雅黑 Light5" svg:font-family="'微软雅黑 Light'" style:font-adornments="标准" style:font-pitch="variable"/>
    <style:font-face style:name="FreeMono4" svg:font-family="FreeMono" style:font-adornments="标准" style:font-family-generic="modern" style:font-pitch="variable"/>
    <style:font-face style:name="Noto Mono2" svg:font-family="'Noto Mono'" style:font-adornments="标准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Noto Sans CJK TC Light1" svg:font-family="'Noto Sans CJK TC Light'" style:font-family-generic="swiss" style:font-pitch="variable"/>
    <style:font-face style:name="Noto Sans CJK TC Light" svg:font-family="'Noto Sans CJK TC Light'" style:font-adornments="标准" style:font-family-generic="swiss" style:font-pitch="variable"/>
    <style:font-face style:name="微软雅黑 Light" svg:font-family="'微软雅黑 Light'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4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r7" style:family="presentation" style:parent-style-name="默认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1" style:font-name-asian="Courier 10 Pitch1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style:writing-mode="lr-tb"/>
      <style:text-properties style:font-name="微软雅黑 Light" style:font-name-asian="微软雅黑 Light"/>
    </style:style>
    <style:style style:name="P7" style:family="paragraph">
      <style:paragraph-properties fo:margin-top="0.4cm" fo:margin-bottom="0cm" style:writing-mode="lr-tb"/>
      <style:text-properties fo:font-size="30pt" style:font-size-asian="30pt" style:font-size-complex="30pt"/>
    </style:style>
    <style:style style:name="P8" style:family="paragraph">
      <style:paragraph-properties fo:margin-top="0.2cm" fo:margin-bottom="0cm" style:writing-mode="lr-tb"/>
    </style:style>
    <style:style style:name="P9" style:family="paragraph">
      <style:paragraph-properties fo:margin-top="0.3cm" fo:margin-bottom="0cm" style:writing-mode="lr-tb"/>
      <style:text-properties fo:font-size="26pt" style:font-size-asian="26pt" style:font-size-complex="26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  <style:text-properties style:font-name="Courier 10 Pitch1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Noto Mono6" style:font-name-asian="微软雅黑 Light"/>
    </style:style>
    <style:style style:name="T2" style:family="text">
      <style:text-properties style:font-name="Noto Mono6" style:font-name-asian="微软雅黑 Light" style:font-size-asian="32pt"/>
    </style:style>
    <style:style style:name="T3" style:family="text">
      <style:text-properties style:font-name="微软雅黑 Light" style:font-name-asian="微软雅黑 Ligh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微软雅黑 Light" fo:font-size="26pt" fo:font-style="normal" fo:text-shadow="none" style:text-underline-style="none" fo:font-weight="normal" style:letter-kerning="true" fo:background-color="transparent" style:font-name-asian="微软雅黑 Light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Mono6" fo:font-size="24pt" style:font-name-asian="微软雅黑 Ligh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第</text:span><text:span text:style-name="T2">13</text:span><text:span text:style-name="T2">讲 应用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>正则表达式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正则表达式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如果列举计算机史上的伟大发明，正则表达式一定会在列。其应用范围遍布各个角落，即使是非IT人员，只要他经常使用软件，多少都会直接或间接接触到正则表达式。</text:p>
                <text:p/>
              </text:list-item>
              <text:list-item>
                <text:p><text:span text:style-name="T3">几乎所有的编程语言都支持正则表达式，所有的编辑软件都支持正则表达式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正则表达式</text:span></text:p>
          </draw:text-box>
        </draw:frame>
        <draw:frame presentation:style-name="pr7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正则表达式是对字符串结构模式的一种描述形式。更直白的说，正则表达式主要是为了按照规则匹配文本。</text:span></text:p>
                <text:p text:style-name="P6"><text:span text:style-name="T3"/></text:p>
              </text:list-item>
              <text:list-item>
                <text:p text:style-name="P6"><text:span text:style-name="T3">因为最开始只是为了处理正规文本，因此得名：正则表达式。而现在正则表达式早已突破了限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正则表达式</text:span></text:p>
          </draw:text-box>
        </draw:frame>
        <draw:frame presentation:style-name="pr7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即使正则表达式已经出现有50年，但是这项技术即使在今天，我们所处的教学环境，对正则表达式仍然不够重视。</text:p>
              </text:list-item>
              <text:list-item>
                <text:p><text:span text:style-name="T4">因为到目前国内主要软件环境仍然在微软体系内，微软在长期的产品开发中都没有对这项技术有足够重视。而正则表达式诞生于</text:span><text:span text:style-name="T4">UNIX</text:span><text:span text:style-name="T4">文化体系中。事实上，正是</text:span><text:span text:style-name="T4">UNIX</text:span><text:span text:style-name="T4">之父肯</text:span><text:span text:style-name="T4">·</text:span><text:span text:style-name="T4">汤姆森（</text:span><text:span text:style-name="T4">Ken·Thompson</text:span><text:span text:style-name="T4">）最早</text:span>应用正则表达式。</text:p>
              </text:list-item>
              <text:list-item>
                <text:p>另一个主要原因是，掌握正则表达式确实不太容易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元字符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6" draw:text-style-name="P6" draw:layer="layout" svg:width="25.199cm" svg:height="2.572cm" svg:x="1.4cm" svg:y="0.628cm" presentation:class="title" presentation:user-transformed="true">
          <draw:text-box>
            <text:p><text:span text:style-name="T3">正则表达式流派</text:span></text:p>
          </draw:text-box>
        </draw:frame>
        <draw:frame presentation:style-name="pr7" draw:text-style-name="P8" draw:layer="layout" svg:width="25.199cm" svg:height="10.3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正则表达式流派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grep</text:span><text:span text:style-name="T1">命令</text:span></text:p>
          </draw:text-box>
        </draw:frame>
        <draw:frame presentation:style-name="pr7" draw:text-style-name="P9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egrep命令</text:p>
          </draw:text-box>
        </draw:frame>
        <draw:frame presentation:style-name="pr7" draw:text-style-name="P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placeholder="true" presentation:user-transformed="true">
          <draw:text-box/>
        </draw:frame>
        <draw:frame presentation:style-name="pr7" draw:text-style-name="P10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使用</text:span><text:span text:style-name="T1">curl</text:span><text:span text:style-name="T1">进行远程请求</text:span></text:p>
          </draw:text-box>
        </draw:frame>
        <draw:frame presentation:style-name="pr7" draw:text-style-name="P1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通过</text:span><text:span text:style-name="T1">curl</text:span><text:span text:style-name="T1">下载文件</text:span></text:p>
          </draw:text-box>
        </draw:frame>
        <draw:frame presentation:style-name="pr7" draw:text-style-name="P12" draw:layer="layout" svg:width="25.199cm" svg:height="11.5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3" svg:font-family="'Noto Sans CJK TC Light'" style:font-family-generic="swiss"/>
    <style:font-face style:name="Noto Sans CJK TC Light4" svg:font-family="'Noto Sans CJK TC Light'" style:font-adornments="标准" style:font-family-generic="swiss"/>
    <style:font-face style:name="Courier 10 Pitch1" svg:font-family="'Courier 10 Pitch'" style:font-pitch="fixed"/>
    <style:font-face style:name="Courier 10 Pitch" svg:font-family="'Courier 10 Pitch'" style:font-adornments="标准" style:font-pitch="fixed"/>
    <style:font-face style:name="FreeMono1" svg:font-family="FreeMono" style:font-adornments="标准" style:font-pitch="fixed"/>
    <style:font-face style:name="Noto Mono4" svg:font-family="'Noto Mono'" style:font-adornments="标准" style:font-pitch="fixed"/>
    <style:font-face style:name="FreeMono5" svg:font-family="FreeMono" style:font-adornments="标准" style:font-family-generic="modern" style:font-pitch="fixed"/>
    <style:font-face style:name="Noto Mono6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FreeMono" svg:font-family="FreeMono" style:font-adornments="标准" style:font-family-generic="swiss" style:font-pitch="fixed"/>
    <style:font-face style:name="Noto Mono5" svg:font-family="'Noto Mono'" style:font-adornments="标准" style:font-family-generic="swiss" style:font-pitch="fixed"/>
    <style:font-face style:name="Noto Sans CJK TC Light2" svg:font-family="'Noto Sans CJK TC Light'" style:font-adornments="标准" style:font-family-generic="swiss" style:font-pitch="fixed"/>
    <style:font-face style:name="微软雅黑 Light1" svg:font-family="'微软雅黑 Light'" style:font-adornments="标准" style:font-family-generic="swiss" style:font-pitch="fixed"/>
    <style:font-face style:name="Courier 10 Pitch2" svg:font-family="'Courier 10 Pitch'" style:font-adornments="标准" style:font-pitch="variable"/>
    <style:font-face style:name="微软雅黑 Light5" svg:font-family="'微软雅黑 Light'" style:font-adornments="标准" style:font-pitch="variable"/>
    <style:font-face style:name="FreeMono4" svg:font-family="FreeMono" style:font-adornments="标准" style:font-family-generic="modern" style:font-pitch="variable"/>
    <style:font-face style:name="Noto Mono2" svg:font-family="'Noto Mono'" style:font-adornments="标准" style:font-family-generic="modern" style:font-pitch="variable"/>
    <style:font-face style:name="FreeMono2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Noto Sans CJK TC Light1" svg:font-family="'Noto Sans CJK TC Light'" style:font-family-generic="swiss" style:font-pitch="variable"/>
    <style:font-face style:name="Noto Sans CJK TC Light" svg:font-family="'Noto Sans CJK TC Light'" style:font-adornments="标准" style:font-family-generic="swiss" style:font-pitch="variable"/>
    <style:font-face style:name="微软雅黑 Light" svg:font-family="'微软雅黑 Light'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4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2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微软雅黑 Light" fo:font-family="'微软雅黑 Light'" style:font-family-generic="swiss" style:font-pitch="variable" fo:font-size="26pt" fo:font-style="normal" fo:text-shadow="none" style:text-underline-style="none" fo:font-weight="normal" style:letter-kerning="true" fo:background-color="transparent" style:font-name-asian="微软雅黑 Light" style:font-family-asian="'微软雅黑 Light'" style:font-family-generic-asian="swiss" style:font-pitch-asian="variable" style:font-size-asian="26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微软雅黑 Light" fo:font-family="'微软雅黑 Light'" style:font-family-generic="swiss" style:font-pitch="variable" fo:font-size="24pt" style:font-name-asian="微软雅黑 Light" style:font-family-asian="'微软雅黑 Light'" style:font-family-generic-asian="swiss" style:font-pitch-asian="variable" style:font-size-asian="24pt" style:font-size-complex="24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微软雅黑 Light" fo:font-family="'微软雅黑 Light'" style:font-family-generic="swiss" style:font-pitch="variable" fo:font-size="22pt" style:font-name-asian="微软雅黑 Light" style:font-family-asian="'微软雅黑 Light'" style:font-family-generic-asian="swiss" style:font-pitch-asian="variable" style:font-size-asian="22pt" style:font-size-complex="2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18pt" style:font-name-asian="微软雅黑 Light" style:font-family-asian="'微软雅黑 Light'" style:font-family-generic-asian="swiss" style:font-pitch-asian="variable" style:font-size-asian="18pt" style:font-size-complex="18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16pt" style:font-name-asian="微软雅黑 Light" style:font-family-asian="'微软雅黑 Light'" style:font-family-generic-asian="swiss" style:font-pitch-asian="variable" style:font-size-asian="16pt" style:font-size-complex="16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16pt" style:font-name-asian="微软雅黑 Light" style:font-family-asian="'微软雅黑 Light'" style:font-family-generic-asian="swiss" style:font-pitch-asian="variable" style:font-size-asian="16pt" style:font-size-complex="16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2" style:font-family-asian="'微软雅黑 Light'" style:font-style-name-asian="标准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5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2" style:font-family-asian="'微软雅黑 Light'" style:font-style-name-asian="标准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outline1">
      <style:graphic-properties fo:min-height="9.135cm"/>
      <style:paragraph-properties style:writing-mode="lr-tb"/>
    </style:style>
    <style:style style:name="Mpr2" style:family="presentation" style:parent-style-name="默认-title">
      <style:graphic-properties draw:auto-grow-height="false" fo:min-height="2.63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Noto Sans CJK TC Light1" fo:font-size="10.5pt" style:font-name-asian="Noto Sans CJK TC Light1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3" fo:font-size="10pt" style:font-name-asian="Noto Sans CJK TC Light3" style:font-size-asian="10pt" style:font-name-complex="Noto Sans CJK TC Light3" style:font-size-complex="10pt"/>
    </style:style>
    <style:style style:name="MT3" style:family="text">
      <style:text-properties style:font-name="Noto Sans CJK TC Light1" fo:font-size="10pt" style:font-name-asian="Noto Sans CJK TC Light1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9" draw:layer="backgroundobjects" svg:width="7.2cm" svg:height="0.772cm" svg:x="20.6cm" svg:y="0.155cm">
        <draw:text-box>
          <text:p text:style-name="MP8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7T20:57:51.628000000</dc:date>
    <meta:editing-duration>PT16H19M49S</meta:editing-duration>
    <meta:editing-cycles>145</meta:editing-cycles>
    <meta:generator>LibreOffice/6.3.4.2$Windows_X86_64 LibreOffice_project/60da17e045e08f1793c57c00ba83cdfce946d0aa</meta:generator>
    <meta:document-statistic meta:object-count="73"/>
  </office:meta>
</office:document-meta>
</file>